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552330125589956039"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81923723459912181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56829273985017645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90304896000195748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4942617622642479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953065212937353938"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89863443568809769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42539563030483475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529658" text:continue-list="list489863443568809769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8370104810209115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53254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52714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536924"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533518"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527908"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85123846619717302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7991842302881405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6514519769584091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520981"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10963650715172205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70695219007624332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48682876932393488" text:style-name="L15">
        <text:list-item>
          <text:list>
            <text:list-header>
              <text:p text:style-name="P182">1.5 miles averaging about 9:40/mile and rest 1 min</text:p>
            </text:list-header>
          </text:list>
        </text:list-item>
      </text:list>
      <text:p text:style-name="P24">1 mile in 8:26 and rest 2 min</text:p>
      <text:list xml:id="list333012313139956710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56853994519825202"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16115"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166046736580881487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38595001234942093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242941841356421827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523678" text:continue-list="list3385950012349420932" text:style-name="L19">
        <text:list-item>
          <text:list>
            <text:list-header>
              <text:p text:style-name="P186">(Pace*HR)=1240</text:p>
            </text:list-header>
          </text:list>
        </text:list-item>
      </text:list>
      <text:list xml:id="list29530824" text:continue-list="list1660467365808814870" text:style-name="L18">
        <text:list-item>
          <text:list>
            <text:list-header>
              <text:p text:style-name="P185">2 miles at 10:46/mile Ave HR= 121 bpm and rest a few minutes</text:p>
            </text:list-header>
          </text:list>
        </text:list-item>
      </text:list>
      <text:list xml:id="list29541846" text:continue-list="list2952367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952063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2176968140805940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27269015781200381"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81470573279640935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51708386984337515"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754485179463609871"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64846154365260400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953233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52219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08630236544363449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96974387552979672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576234715769967448"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4004932187653896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765955358953454721"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50080463613424594" text:style-name="L32">
        <text:list-item>
          <text:list>
            <text:list-header>
              <text:p text:style-name="P196">0.25 miles in 2:54</text:p>
              <text:p text:style-name="P196">1 mile in 9:21 going faster as I ran and ending at around 8:30 pace</text:p>
            </text:list-header>
          </text:list>
        </text:list-item>
      </text:list>
      <text:list xml:id="list24070788230967374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34574643638804116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22947414149607840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24444393003603522"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 21.7 miles,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oft-page-break/><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3">Splits: 8:33, 8:47, 8:50, 9:25, 8:08</text:span></text:p>
      <text:p text:style-name="P15"/>
      <text:list xml:id="list268353997502538170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3T09:25:10.72</dc:date>
    <dc:creator>James Lombardi</dc:creator>
    <meta:editing-duration>P26DT20H39M4S</meta:editing-duration>
    <meta:editing-cycles>2007</meta:editing-cycles>
    <meta:generator>OpenOffice/4.1.2$Win32 OpenOffice.org_project/412m3$Build-9782</meta:generator>
    <meta:document-statistic meta:table-count="0" meta:image-count="9" meta:object-count="0" meta:page-count="199" meta:paragraph-count="5776" meta:word-count="62527" meta:character-count="320457"/>
  </office:meta>
</office:document-meta>
</file>